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1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/1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9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8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4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41">—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I3" office:value-type="string">
            <text:p text:style-name="P19">—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.0</text:span></text:p>
          </table:table-cell>
        </table:table-row>
        <table:table-row>
          <table:table-cell table:style-name="t1.A6" office:value-type="string">
            <text:p text:style-name="P16">8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4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4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0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4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/1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9:25.63</dc:date>
    <meta:editing-duration>P3DT6H18M26S</meta:editing-duration>
    <meta:editing-cycles>385</meta:editing-cycles>
    <meta:generator>OpenOffice/4.1.6$Win32 OpenOffice.org_project/416m1$Build-9790</meta:generator>
    <meta:document-statistic meta:table-count="3" meta:image-count="0" meta:object-count="0" meta:page-count="1" meta:paragraph-count="128" meta:word-count="275" meta:character-count="2186"/>
  </office:meta>
</office:document-meta>
</file>